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B8000003A2FD4F825810EDB72C.png" manifest:media-type="image/png"/>
  <manifest:file-entry manifest:full-path="Pictures/10000000000006E50000040639AE660D6AB85EAF.png" manifest:media-type="image/png"/>
  <manifest:file-entry manifest:full-path="Pictures/1000000000000CEC000009B1DEF72923163CDD56.jpg" manifest:media-type="image/jpeg"/>
  <manifest:file-entry manifest:full-path="Pictures/1000020100000400000004000FEA398D1AE757B2.png" manifest:media-type="image/png"/>
  <manifest:file-entry manifest:full-path="Pictures/1000000000000CEB000009B0B6EF9CF941DD105D.jpg" manifest:media-type="image/jpeg"/>
  <manifest:file-entry manifest:full-path="Pictures/1000000000000312000002221CCF857698BD9971.png" manifest:media-type="image/png"/>
  <manifest:file-entry manifest:full-path="Pictures/100002010000022600000226B60E9325BA6065F2.png" manifest:media-type="image/png"/>
  <manifest:file-entry manifest:full-path="Pictures/10000201000007D0000005623BD0F88B9A19C89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gNoodleTitling" svg:font-family="BigNoodleTitling" style:font-pitch="variable"/>
    <style:font-face style:name="Cabin" svg:font-family="Cabin" style:font-pitch="variable"/>
    <style:font-face style:name="Cabin1" svg:font-family="Cabin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eague Gothic" svg:font-family="'League Gothic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535ab" draw:auto-grow-height="false" fo:min-height="0.788cm" fo:min-width="1.805cm" fo:wrap-option="wrap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ean_25_20Inspiration-title">
      <style:graphic-properties fo:min-height="3.507cm"/>
    </style:style>
    <style:style style:name="pr2" style:family="presentation" style:parent-style-name="Clean_25_20Inspiration-subtitle">
      <style:graphic-properties draw:fill-color="#ffffff" draw:auto-grow-height="true" fo:min-height="2.801cm"/>
    </style:style>
    <style:style style:name="pr3" style:family="presentation" style:parent-style-name="Clean_25_20Inspiration-notes">
      <style:graphic-properties draw:fill-color="#ffffff" draw:auto-grow-height="true" fo:min-height="13.364cm"/>
    </style:style>
    <style:style style:name="pr4" style:family="presentation" style:parent-style-name="Padrão_20_1-title">
      <style:graphic-properties draw:auto-grow-height="true" fo:min-height="1.801cm"/>
    </style:style>
    <style:style style:name="pr5" style:family="presentation" style:parent-style-name="Padrão_20_1-subtitle">
      <style:graphic-properties draw:fill-color="#ffffff" draw:auto-grow-height="true" fo:min-height="11.783cm"/>
    </style:style>
    <style:style style:name="pr6" style:family="presentation" style:parent-style-name="Padrão_20_1-notes">
      <style:graphic-properties draw:fill-color="#ffffff" draw:auto-grow-height="true" fo:min-height="13.364cm"/>
    </style:style>
    <style:style style:name="pr7" style:family="presentation" style:parent-style-name="Clean_25_20Inspiration-title">
      <style:graphic-properties fo:min-height="3.707cm"/>
    </style:style>
    <style:style style:name="pr8" style:family="presentation" style:parent-style-name="Clean_25_20Inspiration-notes">
      <style:graphic-properties draw:fill-color="#ffffff" fo:min-height="13.364cm"/>
    </style:style>
    <style:style style:name="pr9" style:family="presentation" style:parent-style-name="Clean_25_20Inspiration-title">
      <style:graphic-properties draw:auto-grow-height="true" fo:min-height="3.707cm"/>
    </style:style>
    <style:style style:name="pr10" style:family="presentation" style:parent-style-name="Clean_25_20Inspiration-outline1">
      <style:graphic-properties fo:min-height="11.93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e535ab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text-properties fo:font-size="26pt" style:font-size-asian="26pt" style:font-size-complex="26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ean_25_20Inspiration" presentation:presentation-page-layout-name="AL1T0">
        <office:forms form:automatic-focus="false" form:apply-design-mode="false"/>
        <draw:frame presentation:style-name="pr1" draw:layer="layout" svg:width="25.191cm" svg:height="3.507cm" svg:x="0.399cm" svg:y="6.201cm" presentation:class="title" presentation:user-transformed="true">
          <draw:text-box>
            <text:p>Django + GraphQL</text:p>
          </draw:text-box>
        </draw:frame>
        <draw:frame presentation:style-name="pr2" draw:text-style-name="P2" draw:layer="layout" svg:width="16.195cm" svg:height="2.801cm" svg:x="10.796cm" svg:y="12.203cm" presentation:class="subtitle" presentation:user-transformed="true">
          <draw:text-box>
            <text:p text:style-name="P1">Un amor</text:p>
          </draw:text-box>
        </draw:frame>
        <draw:custom-shape draw:style-name="gr1" draw:text-style-name="P3" draw:layer="layout" svg:width="2.999cm" svg:height="3.201cm" svg:x="10.596cm" svg:y="11.803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frame draw:style-name="gr2" draw:text-style-name="P4" draw:layer="layout" svg:width="6.398cm" svg:height="1.187cm" svg:x="10.596cm" svg:y="12.203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_20_1" presentation:presentation-page-layout-name="AL1T0">
        <office:forms form:automatic-focus="false" form:apply-design-mode="false"/>
        <draw:frame presentation:style-name="pr4" draw:text-style-name="P6" draw:layer="layout" svg:width="23.392cm" svg:height="1.801cm" svg:x="1.399cm" svg:y="1.8cm" presentation:class="title" presentation:user-transformed="true">
          <draw:text-box>
            <text:p text:style-name="P6">¿Que es Django y GraphQL?</text:p>
          </draw:text-box>
        </draw:frame>
        <draw:frame presentation:style-name="pr5" draw:text-style-name="P7" draw:layer="layout" svg:width="24.631cm" svg:height="11.783cm" svg:x="1.399cm" svg:y="5.821cm" presentation:class="subtitle" presentation:placeholder="true" presentation:user-transformed="true">
          <draw:text-box/>
        </draw:frame>
        <draw:frame draw:style-name="gr4" draw:text-style-name="P8" draw:layer="layout" svg:width="11.188cm" svg:height="11.195cm" svg:x="1.199cm" svg:y="4.001cm">
          <draw:image xlink:href="Pictures/100002010000022600000226B60E9325BA6065F2.png" xlink:type="simple" xlink:show="embed" xlink:actuate="onLoad">
            <text:p/>
          </draw:image>
        </draw:frame>
        <draw:frame draw:style-name="gr4" draw:text-style-name="P8" draw:layer="layout" svg:width="12.41cm" svg:height="12.418cm" svg:x="12.182cm" svg:y="7.588cm">
          <draw:image xlink:href="Pictures/1000020100000400000004000FEA398D1AE757B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ean_25_20Inspiration" presentation:presentation-page-layout-name="AL2T1">
        <office:forms form:automatic-focus="false" form:apply-design-mode="false"/>
        <draw:frame presentation:style-name="pr7" draw:layer="layout" svg:width="23.992cm" svg:height="3.707cm" svg:x="0.999cm" svg:y="6.295cm" presentation:class="title" presentation:placeholder="true">
          <draw:text-box/>
        </draw:frame>
        <draw:frame draw:style-name="gr4" draw:text-style-name="P8" draw:layer="layout" svg:width="27.991cm" svg:height="21.006cm" svg:x="0cm" svg:y="0cm" presentation:class="graphic" presentation:user-transformed="true">
          <draw:image xlink:href="Pictures/1000000000000312000002221CCF857698BD997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ean_25_20Inspiration" presentation:presentation-page-layout-name="AL2T1">
        <office:forms form:automatic-focus="false" form:apply-design-mode="false"/>
        <draw:frame presentation:style-name="pr7" draw:layer="layout" svg:width="23.992cm" svg:height="3.707cm" svg:x="0.999cm" svg:y="6.295cm" presentation:class="title" presentation:placeholder="true">
          <draw:text-box/>
        </draw:frame>
        <draw:frame draw:style-name="gr4" draw:text-style-name="P8" draw:layer="layout" svg:width="27.986cm" svg:height="21.006cm" svg:x="0.005cm" svg:y="0cm" presentation:class="graphic" presentation:user-transformed="true">
          <draw:image xlink:href="Pictures/10000201000007D0000005623BD0F88B9A19C8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_20_1">
        <office:forms form:automatic-focus="false" form:apply-design-mode="false"/>
        <draw:frame draw:style-name="gr4" draw:text-style-name="P8" draw:layer="layout" svg:width="27.991cm" svg:height="21.013cm" svg:x="0.011cm" svg:y="0cm">
          <draw:image xlink:href="Pictures/10000000000006E50000040639AE660D6AB85E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ean_25_20Inspiration" presentation:presentation-page-layout-name="AL2T1">
        <office:forms form:automatic-focus="false" form:apply-design-mode="false"/>
        <draw:frame presentation:style-name="pr7" draw:layer="layout" svg:width="23.992cm" svg:height="3.707cm" svg:x="0.999cm" svg:y="6.295cm" presentation:class="title" presentation:placeholder="true">
          <draw:text-box/>
        </draw:frame>
        <draw:frame draw:style-name="gr4" draw:text-style-name="P8" draw:layer="layout" svg:width="27.94cm" svg:height="21.006cm" svg:x="0.051cm" svg:y="0cm" presentation:class="graphic" presentation:user-transformed="true">
          <draw:image xlink:href="Pictures/10000000000002B8000003A2FD4F825810EDB7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ean_25_20Inspiration" presentation:presentation-page-layout-name="AL2T1">
        <office:forms form:automatic-focus="false" form:apply-design-mode="false"/>
        <draw:frame presentation:style-name="pr9" draw:layer="layout" svg:width="23.992cm" svg:height="3.707cm" svg:x="0.999cm" svg:y="6.295cm" presentation:class="title">
          <draw:text-box>
            <text:p>La creación de GraphQL</text:p>
          </draw:text-box>
        </draw:frame>
        <draw:frame presentation:style-name="pr10" draw:layer="layout" svg:width="16.195cm" svg:height="12.183cm" svg:x="10.796cm" svg:y="12.203cm" presentation:class="outline">
          <draw:text-box>
            <text:list text:style-name="L2">
              <text:list-header>
                <text:p>¡¡¡Facebook!!!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gNoodleTitling" svg:font-family="BigNoodleTitling" style:font-pitch="variable"/>
    <style:font-face style:name="Cabin" svg:font-family="Cabin" style:font-pitch="variable"/>
    <style:font-face style:name="Cabin1" svg:font-family="Cabin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eague Gothic" svg:font-family="'League Gothic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ean_25_20Inspiration-background" style:display-name="Clean%20Inspiration-background" style:family="presentation">
      <style:graphic-properties draw:stroke="none" draw:fill="none"/>
      <style:text-properties style:letter-kerning="true"/>
    </style:style>
    <style:style style:name="Clean_25_20Inspiration-backgroundobjects" style:display-name="Clean%20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ean_25_20Inspiration-notes" style:display-name="Clean%20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ean_25_20Inspiration-outline1" style:display-name="Clean%20Inspiration-outline1" style:family="presentation">
      <style:graphic-properties draw:stroke="none" draw:fill="none" draw:auto-grow-height="false" draw:fit-to-size="shrink-to-fit" style:shrink-to-fit="true">
        <text:list-style style:name="Clean_25_20Inspiration-outline1" style:display-name="Clean%20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eague Gothic" fo:font-family="'League Gothic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lean_25_20Inspiration-outline2" style:display-name="Clean%20Inspiration-outline2" style:family="presentation" style:parent-style-name="Clean_25_20Inspiration-outline1">
      <style:paragraph-properties fo:margin-left="0cm" fo:margin-right="0cm" fo:margin-top="0cm" fo:margin-bottom="0.4cm" fo:text-indent="0cm"/>
      <style:text-properties fo:color="#333333" style:font-name="League Gothic" fo:font-family="'League Gothic'" style:font-family-generic="swiss" style:font-pitch="variable" fo:font-size="36pt" fo:font-style="normal" style:font-size-asian="36pt" style:font-style-asian="normal" style:font-size-complex="36pt" style:font-style-complex="normal"/>
    </style:style>
    <style:style style:name="Clean_25_20Inspiration-outline3" style:display-name="Clean%20Inspiration-outline3" style:family="presentation" style:parent-style-name="Clean_25_20Inspiration-outline2">
      <style:paragraph-properties fo:margin-left="0cm" fo:margin-right="0cm" fo:margin-top="0cm" fo:margin-bottom="0.3cm" fo:text-indent="0cm"/>
      <style:text-properties fo:color="#ffffff" style:font-name="BigNoodleTitling" fo:font-family="BigNoodleTitling" style:font-pitch="variable" fo:font-size="24pt" style:font-size-asian="24pt" style:font-size-complex="24pt"/>
    </style:style>
    <style:style style:name="Clean_25_20Inspiration-outline4" style:display-name="Clean%20Inspiration-outline4" style:family="presentation" style:parent-style-name="Clean_25_20Inspiration-outline3">
      <style:paragraph-properties fo:margin-left="0cm" fo:margin-right="0cm" fo:margin-top="0cm" fo:margin-bottom="0.2cm" fo:text-indent="0cm"/>
      <style:text-properties fo:color="#ffffff" style:font-name="BigNoodleTitling" fo:font-family="BigNoodleTitling" style:font-pitch="variable" fo:font-size="20pt" style:font-size-asian="20pt" style:font-size-complex="20pt"/>
    </style:style>
    <style:style style:name="Clean_25_20Inspiration-outline5" style:display-name="Clean%20Inspiration-outline5" style:family="presentation" style:parent-style-name="Clean_25_20Inspiration-outline4">
      <style:paragraph-properties fo:margin-left="0cm" fo:margin-right="0cm" fo:margin-top="0cm" fo:margin-bottom="0.1cm" fo:text-indent="0cm"/>
      <style:text-properties fo:color="#ffffff" style:font-name="BigNoodleTitling" fo:font-family="BigNoodleTitling" style:font-pitch="variable" fo:font-size="20pt" style:font-size-asian="20pt" style:font-size-complex="20pt"/>
    </style:style>
    <style:style style:name="Clean_25_20Inspiration-outline6" style:display-name="Clean%20Inspiration-outline6" style:family="presentation" style:parent-style-name="Clean_25_20Inspiration-outline5">
      <style:paragraph-properties fo:margin-left="0cm" fo:margin-right="0cm" fo:margin-top="0cm" fo:margin-bottom="0.1cm" fo:text-indent="0cm"/>
      <style:text-properties fo:color="#ffffff" style:font-name="BigNoodleTitling" fo:font-family="BigNoodleTitling" style:font-pitch="variable" fo:font-size="20pt" style:font-size-asian="20pt" style:font-size-complex="20pt"/>
    </style:style>
    <style:style style:name="Clean_25_20Inspiration-outline7" style:display-name="Clean%20Inspiration-outline7" style:family="presentation" style:parent-style-name="Clean_25_20Inspiration-outline6">
      <style:paragraph-properties fo:margin-left="0cm" fo:margin-right="0cm" fo:margin-top="0cm" fo:margin-bottom="0.1cm" fo:text-indent="0cm"/>
      <style:text-properties fo:color="#ffffff" style:font-name="BigNoodleTitling" fo:font-family="BigNoodleTitling" style:font-pitch="variable" fo:font-size="20pt" style:font-size-asian="20pt" style:font-size-complex="20pt"/>
    </style:style>
    <style:style style:name="Clean_25_20Inspiration-outline8" style:display-name="Clean%20Inspiration-outline8" style:family="presentation" style:parent-style-name="Clean_25_20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lean_25_20Inspiration-outline9" style:display-name="Clean%20Inspiration-outline9" style:family="presentation" style:parent-style-name="Clean_25_20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lean_25_20Inspiration-subtitle" style:display-name="Clean%20Inspiration-subtitle" style:family="presentation">
      <style:graphic-properties draw:stroke="none" draw:fill="none" draw:textarea-vertical-align="middle">
        <text:list-style style:name="Clean_25_20Inspiration-subtitle" style:display-name="Clean%20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bin1" fo:font-family="Cabin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_25_20Inspiration-title" style:display-name="Clean%20Inspiration-title" style:family="presentation">
      <style:graphic-properties draw:stroke="none" draw:fill="none" draw:textarea-vertical-align="middle">
        <text:list-style style:name="Clean_25_20Inspiration-title" style:display-name="Clean%20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style:text-line-through-type="none" style:font-name="League Gothic" fo:font-family="'League Gothic'" style:font-family-generic="swiss" style:font-pitch="variable" fo:font-size="4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shrink-to-fit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Cabin" fo:font-family="Cabi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left="0cm" fo:margin-right="0cm" fo:margin-top="0cm" fo:margin-bottom="0.4cm" fo:text-indent="0cm"/>
      <style:text-properties style:font-name="Cabin" fo:font-family="Cabin" style:font-pitch="variable" fo:font-size="26pt" style:font-size-asian="26pt" style:font-size-complex="26pt"/>
    </style:style>
    <style:style style:name="Padrão_20_1-outline3" style:display-name="Padrão 1-outline3" style:family="presentation" style:parent-style-name="Padrão_20_1-outline2">
      <style:paragraph-properties fo:margin-left="0cm" fo:margin-right="0cm" fo:margin-top="0cm" fo:margin-bottom="0.3cm" fo:text-indent="0cm"/>
      <style:text-properties style:font-name="Cabin" fo:font-family="Cabin" style:font-pitch="variable" fo:font-size="26pt" style:font-size-asian="26pt" style:font-size-complex="26pt"/>
    </style:style>
    <style:style style:name="Padrão_20_1-outline4" style:display-name="Padrão 1-outline4" style:family="presentation" style:parent-style-name="Padrão_20_1-outline3">
      <style:paragraph-properties fo:margin-left="0cm" fo:margin-right="0cm" fo:margin-top="0cm" fo:margin-bottom="0.2cm" fo:text-indent="0cm"/>
      <style:text-properties style:font-name="Cabin" fo:font-family="Cabin" style:font-pitch="variable" fo:font-size="26pt" style:font-size-asian="26pt" style:font-size-complex="26pt"/>
    </style:style>
    <style:style style:name="Padrão_20_1-outline5" style:display-name="Padrão 1-outline5" style:family="presentation" style:parent-style-name="Padrão_20_1-outline4">
      <style:paragraph-properties fo:margin-left="0cm" fo:margin-right="0cm" fo:margin-top="0cm" fo:margin-bottom="0.1cm" fo:text-indent="0cm"/>
      <style:text-properties style:font-name="Cabin" fo:font-family="Cabin" style:font-pitch="variable" fo:font-size="26pt" style:font-size-asian="26pt" style:font-size-complex="26pt"/>
    </style:style>
    <style:style style:name="Padrão_20_1-outline6" style:display-name="Padrão 1-outline6" style:family="presentation" style:parent-style-name="Padrão_20_1-outline5">
      <style:paragraph-properties fo:margin-left="0cm" fo:margin-right="0cm" fo:margin-top="0cm" fo:margin-bottom="0.1cm" fo:text-indent="0cm"/>
      <style:text-properties style:font-name="Cabin" fo:font-family="Cabin" style:font-pitch="variable" fo:font-size="26pt" style:font-size-asian="26pt" style:font-size-complex="26pt"/>
    </style:style>
    <style:style style:name="Padrão_20_1-outline7" style:display-name="Padrão 1-outline7" style:family="presentation" style:parent-style-name="Padrão_20_1-outline6">
      <style:paragraph-properties fo:margin-left="0cm" fo:margin-right="0cm" fo:margin-top="0cm" fo:margin-bottom="0.1cm" fo:text-indent="0cm"/>
      <style:text-properties style:font-name="Cabin" fo:font-family="Cabin" style:font-pitch="variable" fo:font-size="26pt" style:font-size-asian="26pt" style:font-size-complex="26pt"/>
    </style:style>
    <style:style style:name="Padrão_20_1-outline8" style:display-name="Padrão 1-outline8" style:family="presentation" style:parent-style-name="Padrão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bin1" fo:font-family="Cabin" style:font-style-name="Regular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League Gothic" fo:font-family="'League Gothic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ean_25_20Inspiration-title">
      <style:graphic-properties draw:auto-grow-height="false" fo:min-height="3.507cm"/>
    </style:style>
    <style:style style:name="Mpr2" style:family="presentation" style:parent-style-name="Clean_25_20Inspiration-outline1">
      <style:graphic-properties fo:min-height="12.18cm"/>
    </style:style>
    <style:style style:name="Mpr3" style:family="presentation" style:parent-style-name="Clean_25_20Inspiration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ean_25_20Inspiration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adrão_20_1-title">
      <style:graphic-properties draw:auto-grow-height="false" fo:min-height="3.507cm"/>
    </style:style>
    <style:style style:name="Mpr6" style:family="presentation" style:parent-style-name="Padrão_20_1-outline1">
      <style:graphic-properties fo:min-height="12.18cm"/>
    </style:style>
    <style:style style:name="Mpr7" style:family="presentation" style:parent-style-name="Padrão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Padrão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adrã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Clean_25_20Inspiration" style:display-name="Clean%20Inspiration" style:page-layout-name="PM1" draw:style-name="Mdp1">
      <office:forms form:automatic-focus="false" form:apply-design-mode="false"/>
      <draw:frame draw:style-name="Mgr3" draw:text-style-name="MP5" draw:layer="backgroundobjects" svg:width="27.991cm" svg:height="21.002cm" svg:x="0cm" svg:y="0.004cm">
        <draw:image xlink:href="Pictures/1000000000000CEB000009B0B6EF9CF941DD105D.jpg" xlink:type="simple" xlink:show="embed" xlink:actuate="onLoad">
          <text:p/>
        </draw:image>
      </draw:frame>
      <draw:frame presentation:style-name="Mpr1" draw:layer="backgroundobjects" svg:width="23.992cm" svg:height="3.707cm" svg:x="0.999cm" svg:y="6.295cm" presentation:class="title">
        <draw:text-box>
          <text:p>CLIQUE PARA EDITAR O FORMATO DO TEXTO DO TÍTULO</text:p>
        </draw:text-box>
      </draw:frame>
      <draw:frame presentation:style-name="Mpr2" draw:layer="backgroundobjects" svg:width="16.195cm" svg:height="12.183cm" svg:x="10.796cm" svg:y="12.203cm" presentation:class="outline">
        <draw:text-box>
          <text:list text:style-name="ML3">
            <text:list-item>
              <text:p>Clique para editar o formato do texto da estrutura de tópicos</text:p>
              <text:list>
                <text:list-header>
                  <text:p/>
                </text:list-header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Clean_25_20Inspiration-title" draw:layer="backgroundobjects" svg:width="14.848cm" svg:height="11.136cm" svg:x="3.075cm" svg:y="2.257cm" presentation:class="page"/>
        <draw:frame presentation:style-name="Clean_25_20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office:forms form:automatic-focus="false" form:apply-design-mode="false"/>
      <draw:frame draw:style-name="Mgr3" draw:text-style-name="MP5" draw:layer="backgroundobjects" svg:width="27.99cm" svg:height="21.005cm" svg:x="0cm" svg:y="0.001cm">
        <draw:image xlink:href="Pictures/1000000000000CEC000009B1DEF72923163CDD56.jpg" xlink:type="simple" xlink:show="embed" xlink:actuate="onLoad">
          <text:p/>
        </draw:image>
      </draw:frame>
      <draw:frame presentation:style-name="Mpr5" draw:layer="backgroundobjects" svg:width="19.594cm" svg:height="1.801cm" svg:x="1.199cm" svg:y="1.8cm" presentation:class="title">
        <draw:text-box>
          <text:p>CLIQUE PARA EDITAR O FORMATO DO TEXTO DO TÍTULO</text:p>
        </draw:text-box>
      </draw:frame>
      <draw:frame presentation:style-name="Mpr6" draw:layer="backgroundobjects" svg:width="24.631cm" svg:height="12.183cm" svg:x="1.399cm" svg:y="5.821cm" presentation:class="outline">
        <draw:text-box>
          <text:list text:style-name="ML3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1cm" svg:height="1.448cm" svg:x="1.399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448cm" svg:x="9.572cm" svg:y="18.205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21cm" svg:height="1.448cm" svg:x="20.069cm" svg:y="18.15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_20_1-title" draw:layer="backgroundobjects" svg:width="0.001cm" svg:height="0.001cm" svg:x="0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4T19:35:56.474084200</meta:creation-date>
    <meta:editing-duration>PT50S</meta:editing-duration>
    <meta:editing-cycles>3</meta:editing-cycles>
    <meta:generator>LibreOffice/6.0.7.3$Linux_X86_64 LibreOffice_project/00m0$Build-3</meta:generator>
    <dc:date>2020-01-23T23:34:50.161743664</dc:date>
    <meta:document-statistic meta:object-count="62"/>
  </office:meta>
</office:document-meta>
</file>